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underline" svg:font-family="underline"/>
  </office:font-face-decls>
  <office:automatic-styles>
    <style:style style:name="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4facbb" style:language-asian="en" style:country-asian="US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4b92a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7e76a"/>
    </style:style>
    <style:style style:name="P9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10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6pt" fo:font-weight="bold" officeooo:rsid="0034b92a" officeooo:paragraph-rsid="0034b92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1c2d9" officeooo:paragraph-rsid="0051c2d9" style:language-asian="en" style:country-asian="US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1c2d9" officeooo:paragraph-rsid="00541e9d" style:language-asian="en" style:country-asian="US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4facbb" style:language-asian="en" style:country-asian="US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61c9e" officeooo:paragraph-rsid="00561c9e" style:language-asian="en" style:country-asian="US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1c2d9" officeooo:paragraph-rsid="0051c2d9" style:font-name-asian="Times New Roman1" style:language-asian="en" style:country-asian="US" style:font-name-complex="Times New Roman1" style:language-complex="ar" style:country-complex="SA"/>
    </style:style>
    <style:style style:name="T1" style:family="text">
      <style:text-properties style:text-position="0% 100%" fo:font-size="14pt" fo:letter-spacing="-0.012cm" fo:font-weight="bold" style:font-size-asian="14pt" style:font-weight-asian="bold"/>
    </style:style>
    <style:style style:name="T2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T3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T4" style:family="text">
      <style:text-properties style:text-position="0% 100%" fo:font-size="14pt" fo:font-weight="bold" style:font-size-asian="14pt" style:font-weight-asian="bold"/>
    </style:style>
    <style:style style:name="T5" style:family="text">
      <style:text-properties style:font-name="Arial1" fo:font-size="14pt" fo:font-weight="bold" style:font-size-asian="14pt" style:font-weight-asian="bold"/>
    </style:style>
    <style:style style:name="T6" style:family="text">
      <style:text-properties style:font-name="Arial1" fo:font-size="14pt" fo:letter-spacing="-0.011cm" fo:font-weight="bold" style:font-size-asian="14pt" style:font-weight-asian="bold"/>
    </style:style>
    <style:style style:name="T7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T8" style:family="text"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T9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T10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T11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fo:font-weight="bold" officeooo:rsid="001d2dce" style:font-size-asian="14pt" style:font-weight-asian="bold"/>
    </style:style>
    <style:style style:name="T14" style:family="text">
      <style:text-properties fo:font-size="14pt" fo:font-weight="bold" officeooo:rsid="001e05f2" style:font-size-asian="14pt" style:font-weight-asian="bold"/>
    </style:style>
    <style:style style:name="T15" style:family="text">
      <style:text-properties fo:font-size="14pt" fo:font-weight="bold" officeooo:rsid="001c2da0" style:font-size-asian="14pt" style:font-weight-asian="bold"/>
    </style:style>
    <style:style style:name="T16" style:family="text">
      <style:text-properties fo:font-size="14pt" fo:letter-spacing="-0.011cm" fo:font-weight="bold" style:font-size-asian="14pt" style:font-weight-asian="bold"/>
    </style:style>
    <style:style style:name="T17" style:family="text">
      <style:text-properties fo:font-size="14pt" fo:letter-spacing="-0.012cm" fo:font-weight="bold" style:font-size-asian="14pt" style:font-weight-asian="bold"/>
    </style:style>
    <style:style style:name="T18" style:family="text">
      <style:text-properties fo:font-size="14pt" fo:letter-spacing="-0.009cm" fo:font-weight="bold" style:font-size-asian="14pt" style:font-weight-asian="bold"/>
    </style:style>
    <style:style style:name="T19" style:family="text">
      <style:text-properties style:text-position="super 58%" fo:font-size="14pt" fo:font-weight="bold" style:font-size-asian="14pt" style:font-weight-asian="bold"/>
    </style:style>
    <style:style style:name="T20" style:family="text">
      <style:text-properties style:text-position="super 58%" fo:font-size="14pt" fo:font-weight="bold" officeooo:rsid="001c2da0" style:font-size-asian="14pt" style:font-weight-asian="bold"/>
    </style:style>
    <style:style style:name="T21" style:family="text">
      <style:text-properties fo:language="es" fo:country="ES" style:language-asian="en" style:country-asian="US" style:language-complex="ar" style:country-complex="SA"/>
    </style:style>
    <style:style style:name="T22" style:family="text">
      <style:text-properties fo:language="ca" fo:country="ES" officeooo:rsid="0037e76a" style:font-name-asian="Times New Roman1" style:language-asian="en" style:country-asian="US" style:font-name-complex="Times New Roman1" style:language-complex="ar" style:country-complex="SA"/>
    </style:style>
    <style:style style:name="T23" style:family="text">
      <style:text-properties fo:language="ca" fo:country="ES" officeooo:rsid="0051c2d9" style:font-name-asian="Times New Roman1" style:language-asian="en" style:country-asian="US" style:font-name-complex="Times New Roman1" style:language-complex="ar" style:country-complex="SA"/>
    </style:style>
    <style:style style:name="T24" style:family="text">
      <style:text-properties style:font-name-asian="Times New Roman1" style:font-name-complex="Times New Roman1"/>
    </style:style>
    <style:style style:name="T25" style:family="text">
      <style:text-properties officeooo:rsid="00541e9d" style:font-name-asian="Times New Roman1" style:font-name-complex="Times New Roman1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style:font-name-asian="Times New Roman1" style:font-style-asian="normal" style:font-name-complex="Times New Roman1" style:font-style-complex="normal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">1.Explotació del ERP-CRM <text:span text:style-name="T22">(en </text:span><text:span text:style-name="T23">Docker sin entorno grafico</text:span><text:span text:style-name="T22">)</text:span></text:p>
        <text:p text:style-name="P7"/>
        <text:p text:style-name="P8"><text:span text:style-name="T22">Buscamos e instalamos docker desde el repositorio oficial de software de Manjaro</text:span><text:span text:style-name="T21">:</text:span></text:p>
        <text:p text:style-name="P6"/>
        <text:p text:style-name="P12"><text:span text:style-name="T24">docker_odoo_</text:span><text:span text:style-name="T25">1</text:span><text:span text:style-name="T24"> </text:span><text:span text:style-name="T25">es mi </text:span><text:span text:style-name="T24">IDContainer </text:span></text:p>
        <text:p text:style-name="P11"><text:span text:style-name="T28"/></text:p>
        <text:p text:style-name="P15">docker exec -it --user odoo docker_odoo_1 /bin/bash</text:p>
        <text:p text:style-name="P6"/>
        <text:p text:style-name="P14">en mi caso, he asociado <text:span text:style-name="T24">los siguientes comandos</text:span> al alias correspondiente en mi shell:</text:p>
        <text:p text:style-name="P14"/>
        <text:p text:style-name="P14">docker_odoo = "docker exec -it --user odoo docker_odoo_1 /bin/bash"</text:p>
        <text:p text:style-name="P14"/>
        <text:p text:style-name="P14">docker_odoo_root = "docker exec -it --user root docker_odoo_1 /bin/bash"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underline" svg:font-family="underlin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77cm" fo:margin-right="0cm" fo:text-indent="-0.374cm" style:auto-text-indent="false"/>
      <style:text-properties style:font-name="Times New Roman" fo:font-family="'Times New Roman'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425cm" style:auto-text-indent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9cm" fo:margin-bottom="0cm" style:contextual-spacing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ca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" style:display-name="ListLabel 2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language="ca" fo:country="ES" style:text-underline-style="none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1" style:display-name="ListLabel 21" style:family="text">
      <style:text-properties fo:language="ca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423cm" fo:margin-left="2.371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423cm" fo:margin-left="4.106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423cm" fo:margin-left="5.842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423cm" fo:margin-left="7.578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423cm" fo:margin-left="9.31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423cm" fo:margin-left="11.049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423cm" fo:margin-left="12.785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423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T1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MT2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MT3" style:family="text"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MT4" style:family="text">
      <style:text-properties fo:font-size="14pt" fo:font-weight="bold" style:font-size-asian="14pt" style:font-weight-asian="bold"/>
    </style:style>
    <style:style style:name="MT5" style:family="text">
      <style:text-properties fo:font-size="14pt" fo:font-weight="bold" officeooo:rsid="001d2dce" style:font-size-asian="14pt" style:font-weight-asian="bold"/>
    </style:style>
    <style:style style:name="MT6" style:family="text">
      <style:text-properties fo:font-size="14pt" fo:font-weight="bold" officeooo:rsid="001e05f2" style:font-size-asian="14pt" style:font-weight-asian="bold"/>
    </style:style>
    <style:style style:name="MT7" style:family="text">
      <style:text-properties fo:font-size="14pt" fo:letter-spacing="-0.011cm" fo:font-weight="bold" style:font-size-asian="14pt" style:font-weight-asian="bold"/>
    </style:style>
    <style:style style:name="MT8" style:family="text">
      <style:text-properties fo:font-size="14pt" fo:letter-spacing="-0.012cm" fo:font-weight="bold" style:font-size-asian="14pt" style:font-weight-asian="bold"/>
    </style:style>
    <style:style style:name="MT9" style:family="text">
      <style:text-properties fo:font-size="14pt" fo:letter-spacing="-0.009cm" fo:font-weight="bold" style:font-size-asian="14pt" style:font-weight-asian="bold"/>
    </style:style>
    <style:style style:name="MT10" style:family="text">
      <style:text-properties fo:font-size="14pt" fo:font-weight="bold" officeooo:rsid="001c2da0" style:font-size-asian="14pt" style:font-weight-asian="bold"/>
    </style:style>
    <style:style style:name="MT11" style:family="text">
      <style:text-properties style:text-position="super 58%" fo:font-size="14pt" fo:font-weight="bold" officeooo:rsid="001c2da0" style:font-size-asian="14pt" style:font-weight-asian="bold"/>
    </style:style>
    <style:style style:name="MT12" style:family="text">
      <style:text-properties style:text-position="super 58%" fo:font-size="14pt" fo:font-weight="bold" style:font-size-asian="14pt" style:font-weight-asian="bold"/>
    </style:style>
    <style:style style:name="MT13" style:family="text">
      <style:text-properties style:text-position="0% 100%" fo:font-size="14pt" fo:letter-spacing="-0.012cm" fo:font-weight="bold" style:font-size-asian="14pt" style:font-weight-asian="bold"/>
    </style:style>
    <style:style style:name="MT14" style:family="text">
      <style:text-properties style:text-position="0% 100%" fo:font-size="14pt" fo:font-weight="bold" style:font-size-asian="14pt" style:font-weight-asian="bold"/>
    </style:style>
    <style:style style:name="MT15" style:family="text">
      <style:text-properties style:font-name="Arial1" fo:font-size="14pt" fo:font-weight="bold" style:font-size-asian="14pt" style:font-weight-asian="bold"/>
    </style:style>
    <style:style style:name="MT16" style:family="text">
      <style:text-properties style:font-name="Arial1" fo:font-size="14pt" fo:letter-spacing="-0.011cm" fo:font-weight="bold" style:font-size-asian="14pt" style:font-weight-asian="bold"/>
    </style:style>
    <style:style style:name="MT17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MT18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MT19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MT20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.70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23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1" text:anchor-type="char" svg:x="13.176cm" svg:y="-0.201cm" svg:width="4.567cm" svg:height="0.626cm" draw:z-index="7"><draw:text-box><text:p text:style-name="MP2"><text:span text:style-name="MT1">Alfredo Fenollar </text:span><text:span text:style-name="MT2">Sala</text:span></text:p></draw:text-box></draw:frame><draw:frame draw:style-name="Mfr1" draw:name="Marco3" text:anchor-type="char" svg:x="0.182cm" svg:y="0.395cm" svg:width="12.996cm" svg:height="0.623cm" draw:z-index="11"><draw:text-box><text:p text:style-name="MP3"><text:span text:style-name="MT3">UD3: Implantació de sistemes ERP-CRM en una empresa</text:span></text:p></draw:text-box></draw:frame><draw:frame draw:style-name="Mfr1" draw:name="Marco2" text:anchor-type="char" svg:x="0.18cm" svg:y="-0.898cm" svg:width="10.963cm" svg:height="0.69cm" draw:z-index="3"><draw:text-box><text:p text:style-name="MP4"><text:span text:style-name="MT4">M</text:span><text:span text:style-name="MT5">ó</text:span><text:span text:style-name="MT4">dul</text:span><text:span text:style-name="MT6">o</text:span><text:span text:style-name="MT4">:</text:span><text:span text:style-name="MT7"> </text:span><text:span text:style-name="MT4">Sistem</text:span><text:span text:style-name="MT5">a</text:span><text:span text:style-name="MT4">s</text:span><text:span text:style-name="MT8"> </text:span><text:span text:style-name="MT4">de</text:span><text:span text:style-name="MT7"> </text:span><text:span text:style-name="MT4">Gestió</text:span><text:span text:style-name="MT5">n</text:span><text:span text:style-name="MT9"> </text:span><text:span text:style-name="MT4">empresarial </text:span><text:span text:style-name="MT10">2</text:span><text:span text:style-name="MT11">n</text:span><text:span text:style-name="MT10"> DAM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5"><draw:frame draw:style-name="Mfr2" draw:name="Marco4" text:anchor-type="char" svg:x="1.969cm" svg:y="1.986cm" svg:width="8.285cm" svg:height="0.619cm" draw:z-index="0"><draw:text-box><text:p text:style-name="MP4"><text:span text:style-name="MT4">Mòdul:</text:span><text:span text:style-name="MT7"> </text:span><text:span text:style-name="MT4">Sistemes</text:span><text:span text:style-name="MT8"> </text:span><text:span text:style-name="MT4">de</text:span><text:span text:style-name="MT7"> </text:span><text:span text:style-name="MT4">Gestió</text:span><text:span text:style-name="MT9"> </text:span><text:span text:style-name="MT4">empresarial</text:span></text:p></draw:text-box></draw:frame><draw:frame draw:style-name="Mfr2" draw:name="Marco5" text:anchor-type="char" svg:x="15.727cm" svg:y="1.977cm" svg:width="3.11cm" svg:height="0.626cm" draw:z-index="0"><draw:text-box><text:p text:style-name="MP2"><text:span text:style-name="MT4">Curs:</text:span><text:span text:style-name="MT8"> </text:span><text:span text:style-name="MT4">2</text:span><text:span text:style-name="MT12">n</text:span><text:span text:style-name="MT13"> </text:span><text:span text:style-name="MT14">DAM</text:span></text:p></draw:text-box></draw:frame><draw:frame draw:style-name="Mfr2" draw:name="Marco6" text:anchor-type="char" svg:x="1.969cm" svg:y="3.119cm" svg:width="9.225cm" svg:height="0.623cm" draw:z-index="0"><draw:text-box><text:p text:style-name="MP3"><text:span text:style-name="MT15">U1.</text:span><text:span text:style-name="MT16"> </text:span><text:span text:style-name="MT17">Identificació</text:span><text:span text:style-name="MT18"> </text:span><text:span text:style-name="MT17">de</text:span><text:span text:style-name="MT19"> </text:span><text:span text:style-name="MT17">sistemes</text:span><text:span text:style-name="MT20"> </text:span><text:span text:style-name="MT17">ERP/CR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19:33</meta:creation-date>
    <dc:date>2021-10-21T13:33:00.749080660</dc:date>
    <meta:editing-duration>PT3H33M13S</meta:editing-duration>
    <meta:generator>LibreOffice/7.2.1.2$Linux_X86_64 LibreOffice_project/20$Build-2</meta:generator>
    <meta:editing-cycles>29</meta:editing-cycles>
    <meta:document-statistic meta:table-count="0" meta:image-count="0" meta:object-count="0" meta:page-count="4" meta:paragraph-count="13" meta:word-count="97" meta:character-count="648" meta:non-whitespace-character-count="566"/>
    <meta:user-defined meta:name="AppVersion">12.0000</meta:user-defined>
    <meta:user-defined meta:name="Created" meta:value-type="date">2020-06-12T00:00:00</meta:user-defined>
    <meta:user-defined meta:name="Creator">Writer</meta:user-defined>
    <meta:user-defined meta:name="LastSaved" meta:value-type="date">2020-06-12T00:00:00</meta:user-defined>
    <meta:template xlink:type="simple" xlink:actuate="onRequest" xlink:title="Normal" xlink:href=""/>
  </office:meta>
</office:document-meta>
</file>